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25.682cm" table:align="left"/>
    </style:style>
    <style:style style:name="Таблица1.A" style:family="table-column">
      <style:table-column-properties style:column-width="2.568cm"/>
    </style:style>
    <style:style style:name="Таблица1.B" style:family="table-column">
      <style:table-column-properties style:column-width="1.736cm"/>
    </style:style>
    <style:style style:name="Таблица1.C" style:family="table-column">
      <style:table-column-properties style:column-width="2.099cm"/>
    </style:style>
    <style:style style:name="Таблица1.D" style:family="table-column">
      <style:table-column-properties style:column-width="4.304cm"/>
    </style:style>
    <style:style style:name="Таблица1.E" style:family="table-column">
      <style:table-column-properties style:column-width="3.986cm"/>
    </style:style>
    <style:style style:name="Таблица1.F" style:family="table-column">
      <style:table-column-properties style:column-width="1.799cm"/>
    </style:style>
    <style:style style:name="Таблица1.G" style:family="table-column">
      <style:table-column-properties style:column-width="2.399cm"/>
    </style:style>
    <style:style style:name="Таблица1.H" style:family="table-column">
      <style:table-column-properties style:column-width="2.108cm"/>
    </style:style>
    <style:style style:name="Таблица1.I" style:family="table-column">
      <style:table-column-properties style:column-width="2.21cm"/>
    </style:style>
    <style:style style:name="Таблица1.J" style:family="table-column">
      <style:table-column-properties style:column-width="2.473cm"/>
    </style:style>
    <style:style style:name="Таблица1.1" style:family="table-row">
      <style:table-row-properties style:min-row-height="1.7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J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fo:font-size="9pt" fo:language="ru" fo:country="RU" officeooo:rsid="000ab2f7" officeooo:paragraph-rsid="000ab2f7" style:font-size-asian="9pt" style:font-size-complex="9pt"/>
    </style:style>
    <style:style style:name="P2" style:family="paragraph" style:parent-style-name="Table_20_Contents">
      <style:text-properties fo:font-size="9pt" fo:language="ru" fo:country="RU" officeooo:rsid="000ab2f7" officeooo:paragraph-rsid="000ab2f7" style:font-size-asian="9pt" style:font-size-complex="9pt"/>
    </style:style>
    <style:style style:name="P3" style:family="paragraph" style:parent-style-name="Table_20_Contents">
      <style:text-properties fo:font-size="9pt" fo:language="ru" fo:country="RU" officeooo:rsid="00090a2a" officeooo:paragraph-rsid="00090a2a" style:font-size-asian="9pt" style:font-size-complex="9pt"/>
    </style:style>
    <style:style style:name="P4" style:family="paragraph" style:parent-style-name="Table_20_Contents">
      <style:text-properties fo:font-size="9pt" fo:language="ru" fo:country="RU" officeooo:rsid="00090a2a" officeooo:paragraph-rsid="000ab2f7" style:font-size-asian="9pt" style:font-size-complex="9pt"/>
    </style:style>
    <style:style style:name="P5" style:family="paragraph" style:parent-style-name="Table_20_Contents">
      <style:text-properties fo:font-size="9pt" fo:language="ru" fo:country="RU" officeooo:rsid="000d0bc0" officeooo:paragraph-rsid="000d0bc0" style:font-size-asian="9pt" style:font-size-complex="9pt"/>
    </style:style>
    <style:style style:name="P6" style:family="paragraph" style:parent-style-name="Table_20_Contents">
      <style:text-properties fo:font-size="9pt" fo:language="ru" fo:country="RU" officeooo:rsid="000a0400" officeooo:paragraph-rsid="000ab2f7" style:font-size-asian="9pt" style:font-size-complex="9pt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fo:font-size="9pt" fo:language="ru" fo:country="RU" officeooo:rsid="000a0400" officeooo:paragraph-rsid="000ab2f7" style:font-size-asian="9pt" style:font-size-complex="9pt"/>
    </style:style>
    <style:style style:name="P8" style:family="paragraph" style:parent-style-name="Table_20_Contents">
      <style:text-properties fo:font-size="9pt" fo:language="ru" fo:country="RU" officeooo:rsid="000d2937" officeooo:paragraph-rsid="000d2937" style:font-size-asian="9pt" style:font-size-complex="9pt"/>
    </style:style>
    <style:style style:name="P9" style:family="paragraph" style:parent-style-name="Table_20_Contents">
      <style:text-properties fo:font-size="9pt" fo:language="ru" fo:country="RU" officeooo:rsid="000f8909" officeooo:paragraph-rsid="000f8909" style:font-size-asian="9pt" style:font-size-complex="9pt"/>
    </style:style>
    <style:style style:name="P10" style:family="paragraph" style:parent-style-name="Table_20_Contents">
      <style:text-properties fo:font-size="9pt" fo:language="ru" fo:country="RU" officeooo:rsid="00114e4b" officeooo:paragraph-rsid="00114e4b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fo:language="ru" fo:country="RU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language="ru" fo:country="RU" fo:font-weight="bold" officeooo:rsid="00071672" officeooo:paragraph-rsid="000ab2f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language="ru" fo:country="RU" fo:font-weight="bold" officeooo:rsid="000a0400" officeooo:paragraph-rsid="000ab2f7" style:font-size-asian="9pt" style:font-weight-asian="bold" style:font-size-complex="9pt" style:font-weight-complex="bold"/>
    </style:style>
    <style:style style:name="P14" style:family="paragraph" style:parent-style-name="Table_20_Contents">
      <style:text-properties fo:font-size="9pt" fo:language="en" fo:country="US" officeooo:rsid="00090a2a" officeooo:paragraph-rsid="00090a2a" style:font-size-asian="9pt" style:font-size-complex="9pt"/>
    </style:style>
    <style:style style:name="P15" style:family="paragraph" style:parent-style-name="Table_20_Contents">
      <style:text-properties fo:font-size="9pt" fo:language="en" fo:country="US" officeooo:rsid="00090a2a" officeooo:paragraph-rsid="000a0400" style:font-size-asian="9pt" style:font-size-complex="9pt"/>
    </style:style>
    <style:style style:name="P16" style:family="paragraph" style:parent-style-name="Table_20_Contents">
      <style:text-properties fo:font-size="9pt" fo:language="en" fo:country="US" officeooo:rsid="00090a2a" officeooo:paragraph-rsid="000a81b3" style:font-size-asian="9pt" style:font-size-complex="9pt"/>
    </style:style>
    <style:style style:name="P17" style:family="paragraph" style:parent-style-name="Table_20_Contents">
      <style:text-properties fo:font-size="9pt" fo:language="en" fo:country="US" officeooo:rsid="000ab2f7" officeooo:paragraph-rsid="000ab2f7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fo:font-size="9pt" fo:language="en" fo:country="US" fo:font-weight="bold" officeooo:paragraph-rsid="0006e130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9pt" fo:language="en" fo:country="US" fo:font-weight="bold" officeooo:rsid="00071672" officeooo:paragraph-rsid="000ab2f7" style:font-size-asian="9pt" style:font-weight-asian="bold" style:font-size-complex="9pt" style:font-weight-complex="bold"/>
    </style:style>
    <style:style style:name="P20" style:family="paragraph" style:parent-style-name="Table_20_Contents">
      <style:text-properties fo:font-size="9pt" style:font-size-asian="9pt" style:font-size-complex="9pt"/>
    </style:style>
    <style:style style:name="P21" style:family="paragraph" style:parent-style-name="Table_20_Contents">
      <style:text-properties fo:font-size="9pt" officeooo:rsid="00090a2a" officeooo:paragraph-rsid="00090a2a" style:font-size-asian="9pt" style:font-size-complex="9pt"/>
    </style:style>
    <style:style style:name="P22" style:family="paragraph" style:parent-style-name="Table_20_Contents">
      <style:text-properties fo:font-size="9pt" officeooo:rsid="000ab2f7" officeooo:paragraph-rsid="000ab2f7" style:font-size-asian="9pt" style:font-size-complex="9pt"/>
    </style:style>
    <style:style style:name="P23" style:family="paragraph" style:parent-style-name="Table_20_Contents">
      <style:text-properties fo:font-size="9pt" officeooo:rsid="000b0cc0" officeooo:paragraph-rsid="000b0cc0" style:font-size-asian="9pt" style:font-size-complex="9pt"/>
    </style:style>
    <style:style style:name="P24" style:family="paragraph" style:parent-style-name="Table_20_Contents">
      <style:text-properties fo:font-size="9pt" officeooo:rsid="000b28a2" officeooo:paragraph-rsid="000b28a2" style:font-size-asian="9pt" style:font-size-complex="9pt"/>
    </style:style>
    <style:style style:name="P25" style:family="paragraph" style:parent-style-name="Table_20_Contents">
      <style:text-properties fo:font-size="9pt" officeooo:paragraph-rsid="000b28a2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27" style:family="paragraph" style:parent-style-name="Table_20_Contents">
      <style:text-properties fo:font-size="9pt" officeooo:rsid="000d0bc0" officeooo:paragraph-rsid="000d0bc0" style:font-size-asian="9pt" style:font-size-complex="9pt"/>
    </style:style>
    <style:style style:name="P28" style:family="paragraph" style:parent-style-name="Table_20_Contents">
      <style:text-properties fo:font-size="9pt" officeooo:rsid="000d0bc0" officeooo:paragraph-rsid="000d2937" style:font-size-asian="9pt" style:font-size-complex="9pt"/>
    </style:style>
    <style:style style:name="P29" style:family="paragraph" style:parent-style-name="Table_20_Contents">
      <style:text-properties fo:font-size="9pt" officeooo:rsid="000d0bc0" officeooo:paragraph-rsid="000f04ea" style:font-size-asian="9pt" style:font-size-complex="9pt"/>
    </style:style>
    <style:style style:name="P30" style:family="paragraph" style:parent-style-name="Table_20_Contents">
      <style:text-properties fo:font-size="9pt" officeooo:rsid="000d0bc0" officeooo:paragraph-rsid="000f8909" style:font-size-asian="9pt" style:font-size-complex="9pt"/>
    </style:style>
    <style:style style:name="P31" style:family="paragraph" style:parent-style-name="Table_20_Contents">
      <style:text-properties fo:font-size="9pt" officeooo:paragraph-rsid="000d0bc0" style:font-size-asian="9pt" style:font-size-complex="9pt"/>
    </style:style>
    <style:style style:name="P32" style:family="paragraph" style:parent-style-name="Table_20_Contents">
      <style:text-properties fo:font-size="9pt" officeooo:paragraph-rsid="000f04ea" style:font-size-asian="9pt" style:font-size-complex="9pt"/>
    </style:style>
    <style:style style:name="P33" style:family="paragraph" style:parent-style-name="Table_20_Contents">
      <style:text-properties fo:font-size="9pt" officeooo:paragraph-rsid="000f8909" style:font-size-asian="9pt" style:font-size-complex="9pt"/>
    </style:style>
    <style:style style:name="P34" style:family="paragraph" style:parent-style-name="Table_20_Contents">
      <style:text-properties fo:font-size="9pt" officeooo:rsid="00114e4b" officeooo:paragraph-rsid="00114e4b" style:font-size-asian="9pt" style:font-size-complex="9pt"/>
    </style:style>
    <style:style style:name="P35" style:family="paragraph" style:parent-style-name="Table_20_Contents">
      <style:text-properties fo:font-size="9pt" officeooo:paragraph-rsid="000bf0bc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9pt" fo:font-weight="bold" officeooo:rsid="0006e130" officeooo:paragraph-rsid="0006e130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9pt" fo:font-weight="bold" officeooo:rsid="00071672" officeooo:paragraph-rsid="00071672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9pt" fo:font-weight="bold" officeooo:rsid="00071672" officeooo:paragraph-rsid="000ab2f7" style:font-size-asian="9pt" style:font-weight-asian="bold" style:font-size-complex="9pt" style:font-weight-complex="bold"/>
    </style:style>
    <style:style style:name="P4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paragraph-rsid="000ab2f7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Arial" fo:font-size="8pt" fo:language="ru" fo:country="RU" fo:font-style="normal" fo:text-shadow="none" style:text-underline-style="none" fo:font-weight="normal" officeooo:paragraph-rsid="000ab2f7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 style:text-autospace="none" style:writing-mode="lr-tb"/>
      <style:text-properties fo:font-size="10pt" fo:language="ru" fo:country="RU" officeooo:rsid="000576fb" officeooo:paragraph-rsid="00130bea" style:font-size-asian="10pt" style:font-size-complex="10pt"/>
    </style:style>
    <style:style style:name="P43" style:family="paragraph" style:parent-style-name="Table_20_Contents">
      <style:text-properties fo:font-size="10pt" style:font-size-asian="10pt" style:font-size-complex="10pt"/>
    </style:style>
    <style:style style:name="P44" style:family="paragraph" style:parent-style-name="Table_20_Contents">
      <style:text-properties fo:font-size="8pt" style:font-size-asian="8pt" style:font-size-complex="8pt"/>
    </style:style>
    <style:style style:name="P45" style:family="paragraph" style:parent-style-name="Table_20_Contents">
      <style:text-properties fo:font-size="9pt" fo:language="ru" fo:country="RU" officeooo:rsid="00114e4b" officeooo:paragraph-rsid="00130bea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90a2a"/>
    </style:style>
    <style:style style:name="T4" style:family="text">
      <style:text-properties fo:language="ru" fo:country="RU" officeooo:rsid="000a0400"/>
    </style:style>
    <style:style style:name="T5" style:family="text">
      <style:text-properties fo:language="ru" fo:country="RU" officeooo:rsid="000a81b3"/>
    </style:style>
    <style:style style:name="T6" style:family="text">
      <style:text-properties fo:language="ru" fo:country="RU" officeooo:rsid="000f04ea"/>
    </style:style>
    <style:style style:name="T7" style:family="text">
      <style:text-properties officeooo:rsid="00090a2a"/>
    </style:style>
    <style:style style:name="T8" style:family="text">
      <style:text-properties officeooo:rsid="000a0400"/>
    </style:style>
    <style:style style:name="T9" style:family="text">
      <style:text-properties officeooo:rsid="000ab2f7"/>
    </style:style>
    <style:style style:name="T10" style:family="text">
      <style:text-properties officeooo:rsid="000b0cc0"/>
    </style:style>
    <style:style style:name="T11" style:family="text">
      <style:text-properties officeooo:rsid="000b28a2"/>
    </style:style>
    <style:style style:name="T12" style:family="text">
      <style:text-properties officeooo:rsid="001f66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office:value-type="string">
            <text:p text:style-name="P18">ID <text:span text:style-name="T3">Идентификатор</text:span></text:p>
          </table:table-cell>
          <table:table-cell table:style-name="Таблица1.A1" office:value-type="string">
            <text:p text:style-name="P18">Проект </text:p>
          </table:table-cell>
          <table:table-cell table:style-name="Таблица1.A1" office:value-type="string">
            <text:p text:style-name="P11"><text:span text:style-name="T7">М</text:span>одуль </text:p>
          </table:table-cell>
          <table:table-cell table:style-name="Таблица1.A1" office:value-type="string">
            <text:p text:style-name="P36"><text:span text:style-name="T3">О</text:span>писание теста </text:p>
            <text:p text:style-name="P36"/>
          </table:table-cell>
          <table:table-cell table:style-name="Таблица1.A1" office:value-type="string">
            <text:p text:style-name="P37">Ожидаемый результат</text:p>
          </table:table-cell>
          <table:table-cell table:style-name="Таблица1.A1" office:value-type="string">
            <text:p text:style-name="P37">Приоритет</text:p>
          </table:table-cell>
          <table:table-cell table:style-name="Таблица1.A1" office:value-type="string">
            <text:p text:style-name="P37">Дата проведения</text:p>
          </table:table-cell>
          <table:table-cell table:style-name="Таблица1.A1" office:value-type="string">
            <text:p text:style-name="P37">Исполнитель</text:p>
          </table:table-cell>
          <table:table-cell table:style-name="Таблица1.A1" office:value-type="string">
            <text:p text:style-name="P37"/>
            <text:p text:style-name="P37">Среда тестирования </text:p>
          </table:table-cell>
          <table:table-cell table:style-name="Таблица1.J1" office:value-type="string">
            <text:p text:style-name="P38">Статус («не тестировано», «тестирование успешно», «тестирование завершилось ошибкой»)</text:p>
          </table:table-cell>
        </table:table-row>
        <table:table-row table:style-name="TableLine2268803384640">
          <table:table-cell table:style-name="Таблица1.A2" office:value-type="string">
            <text:p text:style-name="P14">ID <text:span text:style-name="T4">1</text:span></text:p>
          </table:table-cell>
          <table:table-cell table:style-name="Таблица1.A2" office:value-type="string">
            <text:p text:style-name="P3">П<text:span text:style-name="T8">очтовый </text:span><text:span text:style-name="T9">сервис</text:span><text:span text:style-name="T8"> </text:span><text:span text:style-name="T1">Proton mail</text:span></text:p>
          </table:table-cell>
          <table:table-cell table:style-name="Таблица1.A2" office:value-type="string">
            <text:p text:style-name="P3">Регистрация</text:p>
          </table:table-cell>
          <table:table-cell table:style-name="Таблица1.A2" office:value-type="string">
            <text:p text:style-name="P26">Проверка возможности регистрации на портале <text:span text:style-name="T10">с </text:span><text:span text:style-name="T11">корректным заполнением</text:span><text:span text:style-name="T10"> всех обязательных полей </text:span></text:p>
          </table:table-cell>
          <table:table-cell table:style-name="Таблица1.A2" office:value-type="string">
            <text:p text:style-name="P23">Регистрация прошла успешно с последущим автоматическим переходом в меню почты.</text:p>
          </table:table-cell>
          <table:table-cell table:style-name="Таблица1.A2" office:value-type="string">
            <text:p text:style-name="P1">Высокий</text:p>
          </table:table-cell>
          <table:table-cell table:style-name="Таблица1.A2" office:value-type="string">
            <text:p text:style-name="P22">20.11.2022</text:p>
          </table:table-cell>
          <table:table-cell table:style-name="Таблица1.A2" office:value-type="string">
            <text:p text:style-name="P17">Pomazkkov Aleksei</text:p>
          </table:table-cell>
          <table:table-cell table:style-name="Таблица1.A2" office:value-type="string">
            <text:p text:style-name="P41">PC, Win10, Mozilla Firefox 106.0.3 (64 бита)</text:p>
          </table:table-cell>
          <table:table-cell table:style-name="Таблица1.J2" office:value-type="string">
            <text:p text:style-name="P12">«тестирование успешно»</text:p>
          </table:table-cell>
        </table:table-row>
        <table:table-row table:style-name="TableLine2268803372128">
          <table:table-cell table:style-name="Таблица1.A2" office:value-type="string">
            <text:p text:style-name="P15">ID <text:span text:style-name="T4">2</text:span></text:p>
          </table:table-cell>
          <table:table-cell table:style-name="Таблица1.A2" office:value-type="string">
            <text:p text:style-name="P4">П<text:span text:style-name="T8">очтовый </text:span><text:span text:style-name="T9">сервис</text:span><text:span text:style-name="T8"> </text:span><text:span text:style-name="T1">Proton mail</text:span></text:p>
          </table:table-cell>
          <table:table-cell table:style-name="Таблица1.A2" office:value-type="string">
            <text:p text:style-name="P21">Авторизация</text:p>
          </table:table-cell>
          <table:table-cell table:style-name="Таблица1.A2" office:value-type="string">
            <text:p text:style-name="P25">Проверка возможности <text:s/>авторизации и отправки текстового письма</text:p>
          </table:table-cell>
          <table:table-cell table:style-name="Таблица1.A2" office:value-type="string">
            <text:p text:style-name="P24">Авторизация прошла успешно, текстовое письмо удалось отправить о чем получено всплывающее сообщение.</text:p>
          </table:table-cell>
          <table:table-cell table:style-name="Таблица1.A2" office:value-type="string">
            <text:p text:style-name="P1">Высокий</text:p>
          </table:table-cell>
          <table:table-cell table:style-name="Таблица1.A2" office:value-type="string">
            <text:p text:style-name="P2">20.11.2022</text:p>
          </table:table-cell>
          <table:table-cell table:style-name="Таблица1.A2" office:value-type="string">
            <text:p text:style-name="P17">Pomazkkov Aleksei</text:p>
          </table:table-cell>
          <table:table-cell table:style-name="Таблица1.A2" office:value-type="string">
            <text:p text:style-name="P41">PC, Win10, Mozilla Firefox 106.0.3 (64 бита)</text:p>
          </table:table-cell>
          <table:table-cell table:style-name="Таблица1.J2" office:value-type="string">
            <text:p text:style-name="P39">«тестирование успешно»</text:p>
          </table:table-cell>
        </table:table-row>
        <table:table-row table:style-name="TableLine2268803388176">
          <table:table-cell table:style-name="Таблица1.A2" office:value-type="string">
            <text:p text:style-name="P15">ID <text:span text:style-name="T4">3</text:span></text:p>
          </table:table-cell>
          <table:table-cell table:style-name="Таблица1.A2" office:value-type="string">
            <text:p text:style-name="P4">П<text:span text:style-name="T8">очтовый </text:span><text:span text:style-name="T9">сервис</text:span><text:span text:style-name="T8"> </text:span><text:span text:style-name="T1">Proton mail</text:span></text:p>
          </table:table-cell>
          <table:table-cell table:style-name="Таблица1.A2" office:value-type="string">
            <text:p text:style-name="P21">Авторизация</text:p>
          </table:table-cell>
          <table:table-cell table:style-name="Таблица1.A2" office:value-type="string">
            <text:p text:style-name="P25">Проверка возможности <text:s/>авторизации и <text:s/>получения текстового письма</text:p>
          </table:table-cell>
          <table:table-cell table:style-name="Таблица1.A2" office:value-type="string">
            <text:p text:style-name="P24">Авторизация прошла успешно, текстовое сообщение отправленное ранее получено.</text:p>
          </table:table-cell>
          <table:table-cell table:style-name="Таблица1.A2" office:value-type="string">
            <text:p text:style-name="P1">Высокий</text:p>
          </table:table-cell>
          <table:table-cell table:style-name="Таблица1.A2" office:value-type="string">
            <text:p text:style-name="P17">20.11.2022</text:p>
          </table:table-cell>
          <table:table-cell table:style-name="Таблица1.A2" office:value-type="string">
            <text:p text:style-name="P17">Pomazkkov Aleksei</text:p>
          </table:table-cell>
          <table:table-cell table:style-name="Таблица1.A2" office:value-type="string">
            <text:p text:style-name="P40">PC, Win10, Mozilla Firefox 106.0.3 (64 бита)</text:p>
          </table:table-cell>
          <table:table-cell table:style-name="Таблица1.J2" office:value-type="string">
            <text:p text:style-name="P13">«тестирование успешно»</text:p>
          </table:table-cell>
        </table:table-row>
        <table:table-row table:style-name="TableLine2268803372400">
          <table:table-cell table:style-name="Таблица1.A2" office:value-type="string">
            <text:p text:style-name="P16">ID <text:span text:style-name="T5">4 </text:span></text:p>
          </table:table-cell>
          <table:table-cell table:style-name="Таблица1.A2" office:value-type="string">
            <text:p text:style-name="P4">П<text:span text:style-name="T8">очтовый </text:span><text:span text:style-name="T9">сервис</text:span><text:span text:style-name="T8"> </text:span><text:span text:style-name="T1">Proton mail</text:span></text:p>
          </table:table-cell>
          <table:table-cell table:style-name="Таблица1.A2" office:value-type="string">
            <text:p text:style-name="P34">Основной функционал</text:p>
          </table:table-cell>
          <table:table-cell table:style-name="Таблица1.A2" office:value-type="string">
            <text:p text:style-name="P35">Проверка возможности прикрепления вложения (файла), <text:span text:style-name="T12">к сообщению и его отправка.</text:span></text:p>
          </table:table-cell>
          <table:table-cell table:style-name="Таблица1.A2" office:value-type="string">
            <text:p text:style-name="P27">Предусловия : <text:span text:style-name="T2">Должна быть выполнена авторизация. </text:span></text:p>
            <text:p text:style-name="P5">Создано сообщение с вложением и успешно отправлено , о чем получено всплывающее сообщение.</text:p>
          </table:table-cell>
          <table:table-cell table:style-name="Таблица1.A2" office:value-type="string">
            <text:p text:style-name="P1">Высокий</text:p>
          </table:table-cell>
          <table:table-cell table:style-name="Таблица1.A2" office:value-type="string">
            <text:p text:style-name="P17">20.11.2022</text:p>
          </table:table-cell>
          <table:table-cell table:style-name="Таблица1.A2" office:value-type="string">
            <text:p text:style-name="P6">Pomazkkov Aleksei</text:p>
          </table:table-cell>
          <table:table-cell table:style-name="Таблица1.A2" office:value-type="string">
            <text:p text:style-name="P40">PC, Win10, Mozilla Firefox 106.0.3 (64 бита)</text:p>
          </table:table-cell>
          <table:table-cell table:style-name="Таблица1.J2" office:value-type="string">
            <text:p text:style-name="P39">«тестирование успешно»</text:p>
          </table:table-cell>
        </table:table-row>
        <table:table-row table:style-name="TableLine2268803376480">
          <table:table-cell table:style-name="Таблица1.A2" office:value-type="string">
            <text:p text:style-name="P16">ID <text:span text:style-name="T5">5 </text:span></text:p>
          </table:table-cell>
          <table:table-cell table:style-name="Таблица1.A2" office:value-type="string">
            <text:p text:style-name="P4">П<text:span text:style-name="T8">очтовый </text:span><text:span text:style-name="T9">сервис</text:span><text:span text:style-name="T8"> </text:span><text:span text:style-name="T1">Proton mail</text:span></text:p>
          </table:table-cell>
          <table:table-cell table:style-name="Таблица1.A2" office:value-type="string">
            <text:p text:style-name="P34">Основной функционал</text:p>
          </table:table-cell>
          <table:table-cell table:style-name="Таблица1.A2" office:value-type="string">
            <text:p text:style-name="P31">Проверка возможности изменения шрифта в текстовом сообщении</text:p>
          </table:table-cell>
          <table:table-cell table:style-name="Таблица1.A2" office:value-type="string">
            <text:p text:style-name="P28">Предусловия : <text:span text:style-name="T2">Должна быть выполнена авторизация. </text:span></text:p>
            <text:p text:style-name="P8">Успешно создано сообщение и произведено изменение шрифта по размеру, стилю , цвету.</text:p>
          </table:table-cell>
          <table:table-cell table:style-name="Таблица1.A2" office:value-type="string">
            <text:p text:style-name="P7">Высокий</text:p>
          </table:table-cell>
          <table:table-cell table:style-name="Таблица1.A2" office:value-type="string">
            <text:p text:style-name="P22">20.11.2022</text:p>
          </table:table-cell>
          <table:table-cell table:style-name="Таблица1.A2" office:value-type="string">
            <text:p text:style-name="P17">Pomazkkov Aleksei</text:p>
          </table:table-cell>
          <table:table-cell table:style-name="Таблица1.A2" office:value-type="string">
            <text:p text:style-name="P40">PC, Win10, Mozilla Firefox 106.0.3 (64 бита)</text:p>
          </table:table-cell>
          <table:table-cell table:style-name="Таблица1.J2" office:value-type="string">
            <text:p text:style-name="P39">«тестирование успешно»</text:p>
          </table:table-cell>
        </table:table-row>
        <table:table-row table:style-name="TableLine2268803406128">
          <table:table-cell table:style-name="Таблица1.A2" office:value-type="string">
            <text:p text:style-name="P16">ID <text:span text:style-name="T5">6 </text:span></text:p>
          </table:table-cell>
          <table:table-cell table:style-name="Таблица1.A2" office:value-type="string">
            <text:p text:style-name="P4">П<text:span text:style-name="T8">очтовый </text:span><text:span text:style-name="T9">сервис</text:span><text:span text:style-name="T8"> </text:span><text:span text:style-name="T1">Proton mail</text:span></text:p>
          </table:table-cell>
          <table:table-cell table:style-name="Таблица1.A2" office:value-type="string">
            <text:p text:style-name="P34">Основной функционал</text:p>
          </table:table-cell>
          <table:table-cell table:style-name="Таблица1.A2" office:value-type="string">
            <text:p text:style-name="P32">Проверка возможности отправки ответа на полученное сообщение</text:p>
          </table:table-cell>
          <table:table-cell table:style-name="Таблица1.A2" office:value-type="string">
            <text:p text:style-name="P29">Предусловия : <text:span text:style-name="T2">Должна быть выполнена авторизация </text:span><text:span text:style-name="T6">и получено хотя бы одно сообщение с почты к которой есть доступ</text:span><text:span text:style-name="T2">.</text:span></text:p>
            <text:p text:style-name="P29"><text:span text:style-name="T2"><text:s/></text:span><text:span text:style-name="T6">Выполнен успешно ответ </text:span><text:soft-page-break/><text:span text:style-name="T6">на ранее полученное сообщение , получено <text:s/>всплывающее уведомление при отправке ответа.</text:span></text:p>
          </table:table-cell>
          <table:table-cell table:style-name="Таблица1.A2" office:value-type="string">
            <text:p text:style-name="P7">Высокий</text:p>
          </table:table-cell>
          <table:table-cell table:style-name="Таблица1.A2" office:value-type="string">
            <text:p text:style-name="P22">20.11.2022</text:p>
          </table:table-cell>
          <table:table-cell table:style-name="Таблица1.A2" office:value-type="string">
            <text:p text:style-name="P17">Pomazkkov Aleksei</text:p>
          </table:table-cell>
          <table:table-cell table:style-name="Таблица1.A2" office:value-type="string">
            <text:p text:style-name="P40">PC, Win10, Mozilla Firefox 106.0.3 (64 бита)</text:p>
          </table:table-cell>
          <table:table-cell table:style-name="Таблица1.J2" office:value-type="string">
            <text:p text:style-name="P19">«тестирование успешно»</text:p>
          </table:table-cell>
        </table:table-row>
        <table:table-row table:style-name="TableLine2268803403952">
          <table:table-cell table:style-name="Таблица1.A2" office:value-type="string">
            <text:p text:style-name="P16">ID <text:span text:style-name="T5">7</text:span></text:p>
          </table:table-cell>
          <table:table-cell table:style-name="Таблица1.A2" office:value-type="string">
            <text:p text:style-name="P4">П<text:span text:style-name="T8">очтовый </text:span><text:span text:style-name="T9">сервис</text:span><text:span text:style-name="T8"> </text:span><text:span text:style-name="T1">Proton mail</text:span></text:p>
          </table:table-cell>
          <table:table-cell table:style-name="Таблица1.A2" office:value-type="string">
            <text:p text:style-name="P34">Основной функционал</text:p>
          </table:table-cell>
          <table:table-cell table:style-name="Таблица1.A2" office:value-type="string">
            <text:p text:style-name="P44">Проверка возможности отправки нескольким пользователям </text:p>
          </table:table-cell>
          <table:table-cell table:style-name="Таблица1.A2" office:value-type="string">
            <text:p text:style-name="P30">Предусловия : <text:span text:style-name="T2">Должна быть выполнена авторизация. </text:span></text:p>
            <text:p text:style-name="P9">Успешно создано сообщение, указано несколько почтовых адресов, успешно выполнена отправка. О чем свидетельствует всплывающее сообщение.</text:p>
          </table:table-cell>
          <table:table-cell table:style-name="Таблица1.A2" office:value-type="string">
            <text:p text:style-name="P1">Высокий</text:p>
          </table:table-cell>
          <table:table-cell table:style-name="Таблица1.A2" office:value-type="string">
            <text:p text:style-name="P22">20.11.2022</text:p>
          </table:table-cell>
          <table:table-cell table:style-name="Таблица1.A2" office:value-type="string">
            <text:p text:style-name="P17">Pomazkkov Aleksei</text:p>
          </table:table-cell>
          <table:table-cell table:style-name="Таблица1.A2" office:value-type="string">
            <text:p text:style-name="P40">PC, Win10, Mozilla Firefox 106.0.3 (64 бита)</text:p>
          </table:table-cell>
          <table:table-cell table:style-name="Таблица1.J2" office:value-type="string">
            <text:p text:style-name="P19">«тестирование успешно»</text:p>
          </table:table-cell>
        </table:table-row>
        <table:table-row table:style-name="TableLine2268803405040">
          <table:table-cell table:style-name="Таблица1.A2" office:value-type="string">
            <text:p text:style-name="P16">ID <text:span text:style-name="T5">8 </text:span></text:p>
          </table:table-cell>
          <table:table-cell table:style-name="Таблица1.A2" office:value-type="string">
            <text:p text:style-name="P4">П<text:span text:style-name="T8">очтовый </text:span><text:span text:style-name="T9">сервис</text:span><text:span text:style-name="T8"> </text:span><text:span text:style-name="T1">Proton mail</text:span></text:p>
          </table:table-cell>
          <table:table-cell table:style-name="Таблица1.A2" office:value-type="string">
            <text:p text:style-name="P34">Основной функционал</text:p>
          </table:table-cell>
          <table:table-cell table:style-name="Таблица1.A2" office:value-type="string">
            <text:p text:style-name="P43">Проверка возможности удаления сообщения.</text:p>
          </table:table-cell>
          <table:table-cell table:style-name="Таблица1.A2" office:value-type="string">
            <text:p text:style-name="P30">Предусловия : <text:span text:style-name="T2">Должна быть выполнена авторизация. </text:span></text:p>
            <text:p text:style-name="P9">Должно быть получено хотя бы одно сообщение.</text:p>
            <text:p text:style-name="P9">Сообщение удалено в «корзину» с последующим безвозвратным удалением. О чем свидетельствуют всплывающие сообщения и визуальное исчезновение выбранного соообщения.</text:p>
            <text:p text:style-name="P9"/>
          </table:table-cell>
          <table:table-cell table:style-name="Таблица1.A2" office:value-type="string">
            <text:p text:style-name="P1">Высокий</text:p>
          </table:table-cell>
          <table:table-cell table:style-name="Таблица1.A2" office:value-type="string">
            <text:p text:style-name="P22">20.11.2022</text:p>
          </table:table-cell>
          <table:table-cell table:style-name="Таблица1.A2" office:value-type="string">
            <text:p text:style-name="P17">Pomazkkov Aleksei</text:p>
          </table:table-cell>
          <table:table-cell table:style-name="Таблица1.A2" office:value-type="string">
            <text:p text:style-name="P40">PC, Win10, Mozilla Firefox 106.0.3 (64 бита)</text:p>
          </table:table-cell>
          <table:table-cell table:style-name="Таблица1.J2" office:value-type="string">
            <text:p text:style-name="P19">«тестирование успешно»</text:p>
          </table:table-cell>
        </table:table-row>
        <table:table-row table:style-name="TableLine2268803399328">
          <table:table-cell table:style-name="Таблица1.A2" office:value-type="string">
            <text:p text:style-name="P16">ID <text:span text:style-name="T5">9 </text:span></text:p>
          </table:table-cell>
          <table:table-cell table:style-name="Таблица1.A2" office:value-type="string">
            <text:p text:style-name="P4">П<text:span text:style-name="T8">очтовый </text:span><text:span text:style-name="T9">сервис</text:span><text:span text:style-name="T8"> </text:span><text:span text:style-name="T1">Proton mail</text:span></text:p>
          </table:table-cell>
          <table:table-cell table:style-name="Таблица1.A2" office:value-type="string">
            <text:p text:style-name="P34">Основной функционал</text:p>
          </table:table-cell>
          <table:table-cell table:style-name="Таблица1.A2" office:value-type="string">
            <text:p text:style-name="P33">Проверка возможности создания черновика и его сохранения</text:p>
          </table:table-cell>
          <table:table-cell table:style-name="Таблица1.A2" office:value-type="string">
            <text:p text:style-name="P30">Предусловия : <text:span text:style-name="T2">Должна быть выполнена авторизация. </text:span></text:p>
            <text:p text:style-name="P10">Создан черновик сообщение, черновик сохранен в поте.</text:p>
          </table:table-cell>
          <table:table-cell table:style-name="Таблица1.A2" office:value-type="string">
            <text:p text:style-name="P42">Средний</text:p>
          </table:table-cell>
          <table:table-cell table:style-name="Таблица1.A2" office:value-type="string">
            <text:p text:style-name="P22">20.11.2022</text:p>
          </table:table-cell>
          <table:table-cell table:style-name="Таблица1.A2" office:value-type="string">
            <text:p text:style-name="P17">Pomazkkov Aleksei</text:p>
          </table:table-cell>
          <table:table-cell table:style-name="Таблица1.A2" office:value-type="string">
            <text:p text:style-name="P40">PC, Win10, Mozilla Firefox 106.0.3 (64 бита)</text:p>
          </table:table-cell>
          <table:table-cell table:style-name="Таблица1.J2" office:value-type="string">
            <text:p text:style-name="P19">«тестирование успешно»</text:p>
          </table:table-cell>
        </table:table-row>
        <table:table-row table:style-name="TableLine2268803402592">
          <table:table-cell table:style-name="Таблица1.A2" office:value-type="string">
            <text:p text:style-name="P16">ID <text:span text:style-name="T5">10</text:span></text:p>
          </table:table-cell>
          <table:table-cell table:style-name="Таблица1.A2" office:value-type="string">
            <text:p text:style-name="P4">П<text:span text:style-name="T8">очтовый </text:span><text:span text:style-name="T9">сервис</text:span><text:span text:style-name="T8"> </text:span><text:span text:style-name="T1">Proton mail</text:span></text:p>
          </table:table-cell>
          <table:table-cell table:style-name="Таблица1.A2" office:value-type="string">
            <text:p text:style-name="P34">Основной функционал</text:p>
          </table:table-cell>
          <table:table-cell table:style-name="Таблица1.A2" office:value-type="string">
            <text:p text:style-name="P20">Проверка подтверждения получения письма </text:p>
          </table:table-cell>
          <table:table-cell table:style-name="Таблица1.A2" office:value-type="string">
            <text:p text:style-name="P30">Предусловия : <text:span text:style-name="T2">Должна быть выполнена авторизация. </text:span></text:p>
            <text:p text:style-name="P45">Отправлено письмо на реальный адрес, после прочтения письма адресатом получено подтверждающее прочтение письмо</text:p>
          </table:table-cell>
          <table:table-cell table:style-name="Таблица1.A2" office:value-type="string">
            <text:p text:style-name="P42">Средний</text:p>
          </table:table-cell>
          <table:table-cell table:style-name="Таблица1.A2" office:value-type="string">
            <text:p text:style-name="P22">20.11.2022</text:p>
          </table:table-cell>
          <table:table-cell table:style-name="Таблица1.A2" office:value-type="string">
            <text:p text:style-name="P17">Pomazkkov Aleksei</text:p>
          </table:table-cell>
          <table:table-cell table:style-name="Таблица1.A2" office:value-type="string">
            <text:p text:style-name="P40">PC, Win10, Mozilla Firefox 106.0.3 (64 бита)</text:p>
          </table:table-cell>
          <table:table-cell table:style-name="Таблица1.J2" office:value-type="string">
            <text:p text:style-name="P19">«тестирование успешно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ucida Sans Unicode" svg:font-family="'Lucida Sans Unicode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7T21:53:03.34</meta:creation-date>
    <dc:date>2022-11-21T17:28:24.849000000</dc:date>
    <meta:editing-duration>PT1H25M36S</meta:editing-duration>
    <meta:editing-cycles>12</meta:editing-cycles>
    <meta:generator>LibreOffice/7.2.5.2$Windows_X86_64 LibreOffice_project/499f9727c189e6ef3471021d6132d4c694f357e5</meta:generator>
    <meta:document-statistic meta:table-count="1" meta:image-count="0" meta:object-count="0" meta:page-count="2" meta:paragraph-count="118" meta:word-count="481" meta:character-count="3738" meta:non-whitespace-character-count="3352"/>
  </office:meta>
</office:document-meta>
</file>